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fo:font-size="11pt" officeooo:rsid="0025cb80" officeooo:paragraph-rsid="0010203a" style:font-size-asian="11pt" style:font-size-complex="11pt"/>
    </style:style>
    <style:style style:name="P2" style:family="paragraph" style:parent-style-name="Standard">
      <style:text-properties fo:font-size="11pt" officeooo:rsid="0025cb80" officeooo:paragraph-rsid="0010203a" style:font-size-asian="11pt" style:font-size-complex="11pt"/>
    </style:style>
    <style:style style:name="P3" style:family="paragraph" style:parent-style-name="Standard">
      <style:text-properties fo:font-size="11pt" officeooo:rsid="001eeea6" officeooo:paragraph-rsid="0010203a" style:font-size-asian="11pt" style:font-size-complex="11pt"/>
    </style:style>
    <style:style style:name="P4" style:family="paragraph" style:parent-style-name="Standard">
      <style:text-properties fo:font-size="11pt" officeooo:rsid="0001bfe4" officeooo:paragraph-rsid="0010203a" style:font-size-asian="11pt" style:font-size-complex="11pt"/>
    </style:style>
    <style:style style:name="P5" style:family="paragraph" style:parent-style-name="Standard">
      <style:text-properties fo:font-size="11pt" officeooo:rsid="001ab6b9" officeooo:paragraph-rsid="0010203a" style:font-size-asian="11pt" style:font-size-complex="11pt"/>
    </style:style>
    <style:style style:name="P6" style:family="paragraph" style:parent-style-name="Standard">
      <style:text-properties fo:font-size="11pt" fo:font-weight="bold" officeooo:rsid="001eeea6" officeooo:paragraph-rsid="0010203a" style:font-size-asian="11pt" style:font-weight-asian="bold" style:font-size-complex="11pt" style:font-weight-complex="bold"/>
    </style:style>
    <style:style style:name="P7" style:family="paragraph" style:parent-style-name="Standard">
      <style:text-properties fo:font-size="11pt" fo:font-weight="bold" officeooo:rsid="0010b412" officeooo:paragraph-rsid="0010203a" style:font-size-asian="11pt" style:font-weight-asian="bold" style:font-size-complex="11pt" style:font-weight-complex="bold"/>
    </style:style>
    <style:style style:name="P8" style:family="paragraph" style:parent-style-name="Standard">
      <style:text-properties fo:font-size="11pt" fo:font-weight="bold" officeooo:rsid="00085c49" officeooo:paragraph-rsid="0010203a" style:font-size-asian="11pt" style:font-weight-asian="bold" style:font-size-complex="11pt" style:font-weight-complex="bold"/>
    </style:style>
    <style:style style:name="P9" style:family="paragraph" style:parent-style-name="Standard">
      <style:text-properties fo:font-size="11pt" fo:font-weight="bold" officeooo:rsid="0010203a" officeooo:paragraph-rsid="0010203a" style:font-size-asian="11pt" style:font-weight-asian="bold" style:font-size-complex="11pt" style:font-weight-complex="bold"/>
    </style:style>
    <style:style style:name="P10" style:family="paragraph" style:parent-style-name="Standard">
      <style:text-properties fo:font-size="11pt" fo:font-weight="normal" officeooo:rsid="0024be73" officeooo:paragraph-rsid="0010203a" style:font-size-asian="11pt" style:font-weight-asian="normal" style:font-size-complex="11pt" style:font-weight-complex="normal"/>
    </style:style>
    <style:style style:name="P11" style:family="paragraph" style:parent-style-name="Standard">
      <style:text-properties fo:font-size="11pt" fo:font-weight="normal" officeooo:rsid="001eeea6" officeooo:paragraph-rsid="0010203a" style:font-size-asian="11pt" style:font-weight-asian="normal" style:font-size-complex="11pt" style:font-weight-complex="normal"/>
    </style:style>
    <style:style style:name="P12" style:family="paragraph" style:parent-style-name="Standard">
      <style:text-properties fo:font-size="11pt" fo:font-weight="normal" officeooo:rsid="0010b412" officeooo:paragraph-rsid="0010203a" style:font-size-asian="11pt" style:font-weight-asian="normal" style:font-size-complex="11pt" style:font-weight-complex="normal"/>
    </style:style>
    <style:style style:name="P13" style:family="paragraph" style:parent-style-name="Standard" style:list-style-name="L2">
      <style:text-properties fo:font-size="11pt" fo:font-weight="normal" officeooo:rsid="0010b412" officeooo:paragraph-rsid="0010203a" style:font-size-asian="11pt" style:font-weight-asian="normal" style:font-size-complex="11pt" style:font-weight-complex="normal"/>
    </style:style>
    <style:style style:name="P14" style:family="paragraph" style:parent-style-name="Standard">
      <style:text-properties fo:font-size="11pt" fo:font-weight="normal" officeooo:rsid="0001bfe4" officeooo:paragraph-rsid="0010203a" style:font-size-asian="11pt" style:font-weight-asian="normal" style:font-size-complex="11pt" style:font-weight-complex="normal"/>
    </style:style>
    <style:style style:name="P15" style:family="paragraph" style:parent-style-name="Standard" style:list-style-name="L3">
      <style:text-properties fo:font-size="11pt" fo:font-weight="normal" officeooo:rsid="00085c49" officeooo:paragraph-rsid="0010203a" style:font-size-asian="11pt" style:font-weight-asian="normal" style:font-size-complex="11pt" style:font-weight-complex="normal"/>
    </style:style>
    <style:style style:name="P16" style:family="paragraph" style:parent-style-name="Standard" style:list-style-name="L3">
      <style:text-properties fo:font-size="11pt" fo:font-weight="normal" officeooo:rsid="0008714b" officeooo:paragraph-rsid="0010203a" style:font-size-asian="11pt" style:font-weight-asian="normal" style:font-size-complex="11pt" style:font-weight-complex="normal"/>
    </style:style>
    <style:style style:name="T1" style:family="text">
      <style:text-properties officeooo:rsid="0025cb80"/>
    </style:style>
    <style:style style:name="T2" style:family="text">
      <style:text-properties officeooo:rsid="00153abe"/>
    </style:style>
    <style:style style:name="T3" style:family="text">
      <style:text-properties officeooo:rsid="00141e75"/>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3d921" style:font-weight-asian="normal" style:font-weight-complex="normal"/>
    </style:style>
    <style:style style:name="T7" style:family="text">
      <style:text-properties fo:font-weight="normal" officeooo:rsid="00190b2d" style:font-weight-asian="normal" style:font-weight-complex="normal"/>
    </style:style>
    <style:style style:name="T8" style:family="text">
      <style:text-properties fo:font-weight="normal" officeooo:rsid="001cd851" style:font-weight-asian="normal" style:font-weight-complex="normal"/>
    </style:style>
    <style:style style:name="T9" style:family="text">
      <style:text-properties officeooo:rsid="001ab6b9"/>
    </style:style>
    <style:style style:name="T10" style:family="text">
      <style:text-properties officeooo:rsid="0008714b"/>
    </style:style>
    <style:style style:name="T11" style:family="text">
      <style:text-properties officeooo:rsid="000b1f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Test2bb </text:span>1. [25] Write a C function with prototype: </text:p>
      <text:p text:style-name="P3">int delrecs(char *fdb, int rnum, int num, int rsz); </text:p>
      <text:p text:style-name="P3">This function will delete the num records, starting with record rnum in the file whose name is given by fdb. Notice that there cannot be holes in the file, i.e. the resulting file must contain the remaining records as contiguous records. You may assume that the file contains at least rnum + num records. Furthermore you may assume that the file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 and read/writes must be record sized. If successful, delrecs() will return a 0 else delrecs() will return -1. The function must use low-level I/O except for printing error </text:p>
      <text:p text:style-name="P3">messages and you may assume that rsz ≤ 1024.</text:p>
      <text:p text:style-name="P3"/>
      <text:p text:style-name="P6">Data Members:</text:p>
      <text:p text:style-name="P10">loop variable, <text:span text:style-name="T1">file descriptor, buffer for record, file size variable</text:span></text:p>
      <text:p text:style-name="P11"/>
      <text:p text:style-name="P6">Outline:</text:p>
      <text:list xml:id="list5909385417964921221" text:style-name="L1">
        <text:list-item>
          <text:p text:style-name="P1">open file O_RDWR</text:p>
        </text:list-item>
        <text:list-item>
          <text:p text:style-name="P1">get file size (lseek to SEEK_END)</text:p>
        </text:list-item>
        <text:list-item>
          <text:p text:style-name="P1">loop over records to keep (starting from rnum+num to fsize/rsz-1)</text:p>
          <text:list>
            <text:list-item>
              <text:p text:style-name="P1">seek to record to keep (i*rsz)</text:p>
            </text:list-item>
            <text:list-item>
              <text:p text:style-name="P1">read record</text:p>
            </text:list-item>
            <text:list-item>
              <text:p text:style-name="P1">seek to place to write (i-num)*rsz</text:p>
            </text:list-item>
            <text:list-item>
              <text:p text:style-name="P1">write record</text:p>
            </text:list-item>
          </text:list>
        </text:list-item>
        <text:list-item>
          <text:p text:style-name="P1">truncate file (ftruncate(fd, fsize-num*rsz)</text:p>
        </text:list-item>
        <text:list-item>
          <text:p text:style-name="P1">close file and return 0</text:p>
        </text:list-item>
      </text:list>
      <text:p text:style-name="P2"/>
      <text:p text:style-name="P7">Test2bb <text:span text:style-name="T5">2. [25] There are constant attacks on your machine consisting of thousands of ssh login attempts. This has no chance of working since you don’t use word-based passwords on your system but they irritate you and fill up your log files making it next to impossible to read your logs. You have written a program, sshreject whitelist which will read from stdin and if it finds 5 failed login attempts without a success from the same IP (not in the file whitelist) will reject the route. Thus your machine becomes a “black hole” to that IP. However your program has to read the log file /var/log/auth.log which is periodically rotated. The tail program can be told to ignore the rotation and continue reading from the new auth.log file. Thus this </text:span></text:p>
      <text:p text:style-name="P12">could be done on the command line with the command: </text:p>
      <text:p text:style-name="P12">tail -F /var/log/auth.log | sshreject myips </text:p>
      <text:p text:style-name="P12">Write a C program that will implement the above.</text:p>
      <text:p text:style-name="P12"/>
      <text:p text:style-name="P7">Data Members:</text:p>
      <text:p text:style-name="P12">pipe for communication</text:p>
      <text:p text:style-name="P12"/>
      <text:p text:style-name="P7">Outline:</text:p>
      <text:list xml:id="list5742931372836566530" text:style-name="L2">
        <text:list-item text:start-value="1">
          <text:p text:style-name="P13">set up the pipe</text:p>
        </text:list-item>
        <text:list-item>
          <text:p text:style-name="P13">switch(fork())</text:p>
          <text:list>
            <text:list-item>
              <text:p text:style-name="P13">case -1: err and exit</text:p>
            </text:list-item>
            <text:list-item>
              <text:p text:style-name="P13">case 0: child </text:p>
              <text:list>
                <text:list-item>
                  <text:p text:style-name="P13">copy stdout to write end of pipe (dup2(fd[1], STDOUT_FILENO))</text:p>
                </text:list-item>
                <text:list-item>
                  <text:p text:style-name="P13">close the now unused pipe ends, both of them</text:p>
                </text:list-item>
                <text:list-item>
                  <text:p text:style-name="P13">execlp the <text:span text:style-name="T2">tail</text:span> command with “-<text:span text:style-name="T2">F</text:span>”, ” /var/log/auth.log”, <text:span text:style-name="T3">NULL</text:span></text:p>
                </text:list-item>
                <text:list-item>
                  <text:p text:style-name="P13">some error trapping in case execlp didn't work</text:p>
                </text:list-item>
              </text:list>
            </text:list-item>
            <text:list-item>
              <text:p text:style-name="P13">default: parent</text:p>
              <text:list>
                <text:list-item>
                  <text:p text:style-name="P13">copy stdin to the read end of pipe (dup2(fd[0], STDIN_FILENO))</text:p>
                </text:list-item>
                <text:list-item>
                  <text:p text:style-name="P13">close the now unused pipe ends, both of them</text:p>
                </text:list-item>
                <text:list-item>
                  <text:p text:style-name="P13">exelcp the <text:span text:style-name="T2">sshreject</text:span> command with argument<text:span text:style-name="T3">s</text:span> “<text:span text:style-name="T2">myips</text:span>”</text:p>
                </text:list-item>
                <text:list-item>
                  <text:p text:style-name="P13">some error trapping in case execlp didn't work</text:p>
                </text:list-item>
              </text:list>
            </text:list-item>
          </text:list>
        </text:list-item>
        <text:list-item>
          <text:p text:style-name="P13">return -1 if prog gets outside switch.</text:p>
        </text:list-item>
      </text:list>
      <text:p text:style-name="P12"/>
      <text:p text:style-name="P12"/>
      <text:p text:style-name="P4"><text:soft-page-break/><text:span text:style-name="T4">Test2bb </text:span><text:span text:style-name="T9">3. [25] Write a C program which will create a total of 40 processes all of which will have their own separate pipe, i.e. all processes will be able to write to all other processes but each process will only read from its own pipe. Each process will be assigned a unique index 0, 1, . . . , 39. Each process with an odd pid will write it’s index and pid to process 0 (possibly including process 0). The processes with even pids will write their index and pid to all other processes (but not to themselves). Then each process (odd and even) will read all the messages written to its pipe and print on stdout, for each message, a line similar to: </text:span></text:p>
      <text:p text:style-name="P5">Process 35894 index 24 heard from process 35992 index 17 </text:p>
      <text:p text:style-name="P5">Be careful that your code doesn’t hang!</text:p>
      <text:p text:style-name="P8"/>
      <text:p text:style-name="P8">Data Members: </text:p>
      <text:p text:style-name="P8"><text:span text:style-name="T6">array </text:span><text:span text:style-name="T7">of </text:span><text:span text:style-name="T6">pipes, message struc</text:span><text:span text:style-name="T8">t</text:span><text:span text:style-name="T6"> (index, pid), </text:span><text:span text:style-name="T7">l</text:span><text:span text:style-name="T6">oop var, process indx, a flag to break child out of fork loop, <text:s/>temp pid.</text:span></text:p>
      <text:p text:style-name="P8"/>
      <text:p text:style-name="P8">Outline:</text:p>
      <text:list xml:id="list4923238622488518590" text:style-name="L3">
        <text:list-item>
          <text:p text:style-name="P15">set up pipes (loop)</text:p>
        </text:list-item>
        <text:list-item>
          <text:p text:style-name="P15">fork-loop</text:p>
          <text:list>
            <text:list-item>
              <text:p text:style-name="P15">switch</text:p>
              <text:list>
                <text:list-item>
                  <text:p text:style-name="P15">-1: err exit</text:p>
                </text:list-item>
                <text:list-item>
                  <text:p text:style-name="P15">0: set idx, and flag to break out of loop</text:p>
                </text:list-item>
                <text:list-item>
                  <text:p text:style-name="P15">default: set flag to continue loop</text:p>
                </text:list-item>
              </text:list>
            </text:list-item>
            <text:list-item>
              <text:p text:style-name="P15">check flag, break if child, continue if parent</text:p>
            </text:list-item>
          </text:list>
        </text:list-item>
        <text:list-item>
          <text:p text:style-name="P15">if parent: <text:span text:style-name="T10">exit</text:span></text:p>
        </text:list-item>
        <text:list-item>
          <text:p text:style-name="P15"><text:span text:style-name="T11">C</text:span>hild <text:span text:style-name="T11">continues and does work</text:span>:</text:p>
          <text:list>
            <text:list-item>
              <text:p text:style-name="P16">close all read ends of pipes, except your own</text:p>
            </text:list-item>
            <text:list-item>
              <text:p text:style-name="P16">getpid()</text:p>
            </text:list-item>
            <text:list-item>
              <text:p text:style-name="P16">set up message to send</text:p>
            </text:list-item>
            <text:list-item>
              <text:p text:style-name="P16">if odd pid:</text:p>
              <text:list>
                <text:list-item>
                  <text:p text:style-name="P16">write message to proc 0</text:p>
                </text:list-item>
              </text:list>
            </text:list-item>
            <text:list-item>
              <text:p text:style-name="P16">if even pid:</text:p>
              <text:list>
                <text:list-item>
                  <text:p text:style-name="P16">loop – write message to all other procs</text:p>
                </text:list-item>
              </text:list>
            </text:list-item>
            <text:list-item>
              <text:p text:style-name="P16">close write ends of pipes</text:p>
            </text:list-item>
            <text:list-item>
              <text:p text:style-name="P16">read messages (while(read..., print to stdout, don't forget to fflush</text:p>
            </text:list-item>
            <text:list-item>
              <text:p text:style-name="P16">close read end of your pipe and exit</text:p>
            </text:list-item>
          </text:list>
        </text:list-item>
      </text:list>
      <text:p text:style-name="P1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st2bb <text:span text:style-name="T5">4. [25] Write a function, called xmsg(), which will read all messages from the pipe whose file descriptor is passed to the function. Each message will contain the name of an executable and a single argument. The function will cause the execution of the executable with the single argument and return -1 on error or 0 on reaching an end-of-file on the pipe. The function cannot wait for the executable nor do we want to create zombies. The function xmsg() has</text:span></text:p>
      <text:p text:style-name="P9"><text:span text:style-name="T5">the following prototype:</text:span></text:p>
      <text:p text:style-name="P9"><text:span text:style-name="T5">int xmsg(int fd);</text:span></text:p>
      <text:p text:style-name="P9"><text:span text:style-name="T5">and the message structure is:</text:span></text:p>
      <text:p text:style-name="P9"><text:span text:style-name="T5">struct command</text:span></text:p>
      <text:p text:style-name="P9"><text:span text:style-name="T5">{</text:span></text:p>
      <text:p text:style-name="P9"><text:span text:style-name="T5">char cmd[64];<text:tab/><text:tab/><text:tab/>/* Null terminated name of executable */</text:span></text:p>
      <text:p text:style-name="P9"><text:span text:style-name="T5">char arg[64];<text:tab/><text:tab/><text:tab/>/* Single Argument to command <text:s/>*/</text:span></text:p>
      <text:p text:style-name="P9"><text:span text:style-name="T5">};</text:span></text:p>
      <text:p text:style-name="P9"><text:span text:style-name="T5"/></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fo:font-weight="normal" style:font-weight-asian="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1:22:50.546309190</meta:creation-date>
    <dc:date>2016-05-08T11:28:30.733282205</dc:date>
    <meta:editing-duration>P0D</meta:editing-duration>
    <meta:editing-cycles>1</meta:editing-cycles>
    <meta:document-statistic meta:table-count="0" meta:image-count="0" meta:object-count="0" meta:page-count="3" meta:paragraph-count="71" meta:word-count="913" meta:character-count="4972" meta:non-whitespace-character-count="4142"/>
    <meta:generator>LibreOffice/4.2.8.2$Linux_X86_64 LibreOffice_project/420m0$Build-2</meta:generator>
  </office:meta>
</office:document-meta>
</file>